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background-color="#bcaed5"/>
    </style:style>
    <style:style style:name="P5" style:family="paragraph" style:parent-style-name="Standard">
      <style:text-properties fo:background-color="#adc5e7"/>
    </style:style>
    <style:style style:name="P6" style:family="paragraph" style:parent-style-name="Standard">
      <style:text-properties fo:background-color="#bce4e5"/>
    </style:style>
    <style:style style:name="T1" style:family="text">
      <style:text-properties fo:background-color="#bce4e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1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2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P2">User should be able to select multiple contest types and save money with bundle pricing</text:p>
      <text:p text:style-name="P2">● Name + Tagline + Logo</text:p>
      <text:p text:style-name="P2">● Name +Tagline</text:p>
      <text:p text:style-name="P2">● Name + Logo</text:p>
      <text:p text:style-name="P2">● Tagline + Logo</text:p>
      <text:p text:style-name="P2">If user selects multiple contest types, user will have to complete the contest one at at</text:p>
      <text:p text:style-name="P2">time as some contest are dependant on others (i.e. logo contest will be dependant on</text:p>
      <text:p text:style-name="P2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P2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P2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P2">ENTRIES</text:p>
      <text:p text:style-name="P2">User should be able to view all individual entries</text:p>
      <text:p text:style-name="P2">User should be able to mark an entry as rejected</text:p>
      <text:p text:style-name="P2">User should be able to select an entry as the winner of the contest</text:p>
      <text:p text:style-name="P2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P4">User should be able to change contest</text:p>
      <text:p text:style-name="Standard"/>
      <text:p text:style-name="Standard"/>
      <text:p text:style-name="Standard">ENDED CONTESTS</text:p>
      <text:p text:style-name="P6">User should be able to view Ended Contests</text:p>
      <text:p text:style-name="P6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P5"><text:span text:style-name="T1">● Active Contests</text:span></text:p>
      <text:p text:style-name="P6">● My Entries</text:p>
      <text:p text:style-name="P6">Profile</text:p>
      <text:p text:style-name="P6"><text:bookmark-start text:name="__DdeLink__553_1382438998"/>Balance<text:bookmark-end text:name="__DdeLink__553_1382438998"/></text:p>
      <text:p text:style-name="Standard"/>
      <text:p text:style-name="Standard">ACTIVE CONTESTS</text:p>
      <text:p text:style-name="P6">Creative should be able to view all contests that are currently active on the platform</text:p>
      <text:p text:style-name="P6">Creative should be able to filter active contests</text:p>
      <text:p text:style-name="P6">● By contest type</text:p>
      <text:p text:style-name="P6"><text:s text:c="4"/>○ Name</text:p>
      <text:p text:style-name="P6"><text:s text:c="4"/>○ Logo</text:p>
      <text:p text:style-name="P6"><text:s text:c="4"/>○ Tagline</text:p>
      <text:p text:style-name="P6">● By contest ID</text:p>
      <text:p text:style-name="P6">● By Industry</text:p>
      <text:p text:style-name="P6">● By award amount</text:p>
      <text:p text:style-name="P6">Creative should be able to see each individual contest details</text:p>
      <text:p text:style-name="P6">● Contest ID</text:p>
      <text:p text:style-name="P6">● Contest Name</text:p>
      <text:p text:style-name="P6">● Contest Type</text:p>
      <text:p text:style-name="P6">● Contest Description</text:p>
      <text:p text:style-name="P6">● Contest Prize</text:p>
      <text:p text:style-name="P6">● Number of total entries</text:p>
      <text:p text:style-name="P6">User should be able to view expanded contest view</text:p>
      <text:p text:style-name="Standard"/>
      <text:p text:style-name="P6">Expanded Active Contest View</text:p>
      <text:p text:style-name="P6">Creative should be able to view contest details</text:p>
      <text:p text:style-name="P6">● Prize money</text:p>
      <text:p text:style-name="P6">● Number of Total Entries</text:p>
      <text:p text:style-name="P6">Creative should be able to favorite contest</text:p>
      <text:p text:style-name="P6">Creative should be able to view full contest brief</text:p>
      <text:p text:style-name="P6">Creative should be able to view any documents uploaded to the brief</text:p>
      <text:p text:style-name="P6">Creative should be able to submit an entry to a contest</text:p>
      <text:p text:style-name="P6">● Logo</text:p>
      <text:p text:style-name="P6">○ Upload a file</text:p>
      <text:p text:style-name="P6">● Tagline</text:p>
      <text:p text:style-name="P6">○ Enter tagline into text box</text:p>
      <text:p text:style-name="P6">● Name</text:p>
      <text:p text:style-name="P6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P6">Creative should be able to cash ou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22T14:46:06.810284030</dc:date>
    <meta:editing-duration>PT13H25M3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7" meta:non-whitespace-character-count="7749"/>
  </office:meta>
</office:document-meta>
</file>